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Количество процессов</text:p>
          </table:table-cell>
          <table:table-cell/>
          <table:table-cell office:value-type="string" calcext:value-type="string">
            <text:p>Количество интервалов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оследовательный</text:p>
          </table:table-cell>
          <table:table-cell office:value-type="string" calcext:value-type="string">
            <text:p>Integral</text:p>
          </table:table-cell>
          <table:table-cell table:style-name="ce1" office:value-type="float" office:value="1.28540240131686" calcext:value-type="float">
            <text:p>1.28540240131686</text:p>
          </table:table-cell>
          <table:table-cell table:style-name="ce1" office:value-type="float" office:value="1.21811251934327" calcext:value-type="float">
            <text:p>1.21811251934327</text:p>
          </table:table-cell>
          <table:table-cell table:style-name="ce1" office:value-type="float" office:value="1.20619687634213" calcext:value-type="float">
            <text:p>1.20619687634213</text:p>
          </table:table-cell>
          <table:table-cell table:style-name="ce1" office:value-type="float" office:value="1.20206498708837" calcext:value-type="float">
            <text:p>1.20206498708837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office:value-type="float" office:value="0.0886207718131292" calcext:value-type="float">
            <text:p>0.0886207718131292</text:p>
          </table:table-cell>
          <table:table-cell office:value-type="float" office:value="0.0213308898395402" calcext:value-type="float">
            <text:p>0.0213308898395402</text:p>
          </table:table-cell>
          <table:table-cell office:value-type="float" office:value="0.0094152468384024" calcext:value-type="float">
            <text:p>0.0094152468384024</text:p>
          </table:table-cell>
          <table:table-cell office:value-type="float" office:value="0.0052833575846395" calcext:value-type="float">
            <text:p>0.00528335758463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4" calcext:value-type="float">
            <text:p>0.0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процесса</text:p>
          </table:table-cell>
          <table:table-cell office:value-type="string" calcext:value-type="string">
            <text:p>Integral</text:p>
          </table:table-cell>
          <table:table-cell office:value-type="float" office:value="1.28540240131686" calcext:value-type="float">
            <text:p>1.28540240131686</text:p>
          </table:table-cell>
          <table:table-cell office:value-type="float" office:value="1.21811251934327" calcext:value-type="float">
            <text:p>1.21811251934327</text:p>
          </table:table-cell>
          <table:table-cell office:value-type="float" office:value="1.20619687634213" calcext:value-type="float">
            <text:p>1.20619687634213</text:p>
          </table:table-cell>
          <table:table-cell office:value-type="float" office:value="1.20206498708837" calcext:value-type="float">
            <text:p>1.202064987088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office:value-type="float" office:value="0.0886207718131292" calcext:value-type="float">
            <text:p>0.0886207718131292</text:p>
          </table:table-cell>
          <table:table-cell office:value-type="float" office:value="0.0213308898395405" calcext:value-type="float">
            <text:p>0.0213308898395405</text:p>
          </table:table-cell>
          <table:table-cell office:value-type="float" office:value="0.0094152468384022" calcext:value-type="float">
            <text:p>0.0094152468384022</text:p>
          </table:table-cell>
          <table:table-cell office:value-type="float" office:value="0.0052833575846395" calcext:value-type="float">
            <text:p>0.0052833575846395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Time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035767" calcext:value-type="float">
            <text:p>0.035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процесса</text:p>
          </table:table-cell>
          <table:table-cell office:value-type="string" calcext:value-type="string">
            <text:p>Integral</text:p>
          </table:table-cell>
          <table:table-cell office:value-type="float" office:value="1.28540240131686" calcext:value-type="float">
            <text:p>1.28540240131686</text:p>
          </table:table-cell>
          <table:table-cell office:value-type="float" office:value="1.21811251934327" calcext:value-type="float">
            <text:p>1.21811251934327</text:p>
          </table:table-cell>
          <table:table-cell office:value-type="float" office:value="1.20619687634213" calcext:value-type="float">
            <text:p>1.20619687634213</text:p>
          </table:table-cell>
          <table:table-cell office:value-type="float" office:value="1.20206498708837" calcext:value-type="float">
            <text:p>1.202064987088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office:value-type="float" office:value="0.0886207718131292" calcext:value-type="float">
            <text:p>0.0886207718131292</text:p>
          </table:table-cell>
          <table:table-cell office:value-type="float" office:value="0.0213308898395405" calcext:value-type="float">
            <text:p>0.0213308898395405</text:p>
          </table:table-cell>
          <table:table-cell office:value-type="float" office:value="0.0094152468384022" calcext:value-type="float">
            <text:p>0.0094152468384022</text:p>
          </table:table-cell>
          <table:table-cell office:value-type="float" office:value="0.0052833575846395" calcext:value-type="float">
            <text:p>0.00528335758463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16734" calcext:value-type="float">
            <text:p>0.016734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0.00698" calcext:value-type="float">
            <text:p>0.00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процесса</text:p>
          </table:table-cell>
          <table:table-cell office:value-type="string" calcext:value-type="string">
            <text:p>Integral</text:p>
          </table:table-cell>
          <table:table-cell office:value-type="float" office:value="1.28540240131686" calcext:value-type="float">
            <text:p>1.28540240131686</text:p>
          </table:table-cell>
          <table:table-cell office:value-type="float" office:value="1.21811251934327" calcext:value-type="float">
            <text:p>1.21811251934327</text:p>
          </table:table-cell>
          <table:table-cell office:value-type="float" office:value="1.20619687634213" calcext:value-type="float">
            <text:p>1.20619687634213</text:p>
          </table:table-cell>
          <table:table-cell office:value-type="float" office:value="1.20206498708837" calcext:value-type="float">
            <text:p>1.202064987088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office:value-type="float" office:value="0.0886207718131292" calcext:value-type="float">
            <text:p>0.0886207718131292</text:p>
          </table:table-cell>
          <table:table-cell office:value-type="float" office:value="0.0213308898395405" calcext:value-type="float">
            <text:p>0.0213308898395405</text:p>
          </table:table-cell>
          <table:table-cell office:value-type="float" office:value="0.0094152468384022" calcext:value-type="float">
            <text:p>0.0094152468384022</text:p>
          </table:table-cell>
          <table:table-cell office:value-type="float" office:value="0.0052833575846395" calcext:value-type="float">
            <text:p>0.00528335758463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0.055245" calcext:value-type="float">
            <text:p>0.055245</text:p>
          </table:table-cell>
          <table:table-cell office:value-type="float" office:value="0.023043" calcext:value-type="float">
            <text:p>0.023043</text:p>
          </table:table-cell>
          <table:table-cell office:value-type="float" office:value="0.099744" calcext:value-type="float">
            <text:p>0.099744</text:p>
          </table:table-cell>
          <table:table-cell office:value-type="float" office:value="0.066857" calcext:value-type="float">
            <text:p>0.0668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39:07.366003570</meta:creation-date>
    <meta:generator>LibreOffice/7.6.1.2$Linux_X86_64 LibreOffice_project/60$Build-2</meta:generator>
    <dc:date>2023-09-16T15:50:15.847727358</dc:date>
    <meta:editing-duration>PT1H11M8S</meta:editing-duration>
    <meta:editing-cycles>1</meta:editing-cycles>
    <meta:document-statistic meta:table-count="1" meta:cell-count="70" meta:object-count="0"/>
  </office:meta>
</office:document-meta>
</file>